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draw:fill="none" draw:stroke="solid" svg:stroke-width="0.01389in" svg:stroke-color="#000000" svg:stroke-opacity="100%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roy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7b0082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roy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7b0082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7" draw:master-page-name="Master1-Layout1-title-Title-Slide" presentation:presentation-page-layout-name="Master1-PPL1" draw:id="Slide-256">
        <draw:frame draw:id="id69" draw:style-name="a807" draw:name="TextBox 4" svg:x="3.33245in" svg:y="1.12461in" svg:width="6.66489in" svg:height="5.25078in">
          <draw:text-box>
            <text:p text:style-name="a779" text:class-names="" text:cond-style-name=""><text:span text:style-name="a778" text:class-names="">Requirement:</text:span></text:p>
            <text:p text:style-name="a781" text:class-names="" text:cond-style-name=""><text:span text:style-name="a780" text:class-names=""/></text:p>
            <text:p text:style-name="a783" text:class-names="" text:cond-style-name=""><text:span text:style-name="a782" text:class-names=""/></text:p>
            <text:p text:style-name="a785" text:class-names="" text:cond-style-name=""><text:span text:style-name="a784" text:class-names="">Client want to have Dashboard visual of Road Accident for the year 2021 and 2022, as to have insight on the below requirements.</text:span></text:p>
            <text:p text:style-name="a787" text:class-names="" text:cond-style-name=""><text:span text:style-name="a786" text:class-names=""/></text:p>
            <text:list text:style-name="a790">
              <text:list-item>
                <text:p text:style-name="a789" text:class-names="" text:cond-style-name=""><text:span text:style-name="a788" text:class-names="">Primary KPI- Total Casualties and Total Accident values for Current Year and YoY growth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rimary KPI- Total Casualties by Accident Severity for Current Year and YoY growth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Secondary KPI- Total Casualties with respect to Vehicle type for current year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Monthly trend showing comparison of casualties for current year and previous year.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Casualties by Road Type for current yea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Total Casualties and Total Accident by Location</text:span><text:span text:style-name="a804" text:class-names=""/></text:p>
              </text:list-item>
            </text:list>
          </draw:text-box>
          <svg:title/>
          <svg:desc/>
        </draw:frame>
        <presentation:notes draw:style-name="a820">
          <draw:page-thumbnail draw:page-number="1" svg:x="0.75in" svg:y="1.25in" svg:width="6in" svg:height="3.375in" presentation:class="page" draw:id="id70" presentation:style-name="a808" draw:name="Slide Image Placeholder 1">
            <svg:title/>
            <svg:desc/>
          </draw:page-thumbnail>
          <draw:frame draw:id="id71" presentation:style-name="a815" draw:name="Notes Placeholder 2" svg:x="0.75in" svg:y="4.8125in" svg:width="6in" svg:height="3.9375in" presentation:class="notes" presentation:placeholder="false">
            <draw:text-box>
              <text:p text:style-name="a812" text:class-names="" text:cond-style-name=""><text:span text:style-name="a809" text:class-names=""><text:s text:c="1"/>Road Accident <text:s text:c="1"/>Visual Dashboard by Ihuoma Njeremibe , inspired by<text:s text:c="1"/></text:span><text:span text:style-name="a810" text:class-names="">Swapnjeet</text:span><text:span text:style-name="a811" text:class-names=""><text:s text:c="1"/>S</text:span></text:p>
              <text:p text:style-name="a814" text:class-names="" text:cond-style-name=""><text:span text:style-name="a813" text:class-names=""/></text:p>
            </draw:text-box>
            <svg:title/>
            <svg:desc/>
          </draw:frame>
          <draw:frame draw:id="id72" draw:style-name="a819" draw:name="Slide Number Placeholder 3" svg:x="4.24826in" svg:y="9.49826in" svg:width="3.25in" svg:height="0.50174in">
            <draw:text-box>
              <text:p text:style-name="a818" text:class-names="" text:cond-style-name=""><text:span text:style-name="a816" text:class-names=""><text:page-number style:num-format="1" text:fixed="false"/></text:span><text:span text:style-name="a81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5.6684in" svg:y="1.07986in" svg:width="6.75in" svg:height="5.32986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0.9184in" svg:y="2.25in" svg:width="4.30035in" svg:height="4.168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91667in" svg:y="6.95139in" svg:width="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/></text:span><text:span text:style-name="a600" text:class-names=""/></text:p>
        </draw:text-box>
        <svg:title/>
        <svg:desc/>
      </draw:frame>
      <draw:frame draw:id="id57" presentation:style-name="a605" draw:name="Footer Placeholder 5" svg:x="4.41667in" svg:y="6.95139in" svg:width="4.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9.41667in" svg:y="6.95139in" svg:width="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91667in" svg:y="0.39931in" svg:width="11.5in" svg:height="1.44965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0.91667in" svg:y="1.99653in" svg:width="11.5in" svg:height="4.758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91667in" svg:y="6.95139in" svg:width="3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/></text:span><text:span text:style-name="a667" text:class-names=""/></text:p>
        </draw:text-box>
        <svg:title/>
        <svg:desc/>
      </draw:frame>
      <draw:frame draw:id="id62" presentation:style-name="a672" draw:name="Footer Placeholder 4" svg:x="4.41667in" svg:y="6.95139in" svg:width="4.5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9.41667in" svg:y="6.95139in" svg:width="3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9.54167in" svg:y="0.39931in" svg:width="2.875in" svg:height="6.3559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0.91667in" svg:y="0.39931in" svg:width="8.45833in" svg:height="6.3559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91667in" svg:y="6.95139in" svg:width="3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/></text:span><text:span text:style-name="a734" text:class-names=""/></text:p>
        </draw:text-box>
        <svg:title/>
        <svg:desc/>
      </draw:frame>
      <draw:frame draw:id="id67" presentation:style-name="a739" draw:name="Footer Placeholder 4" svg:x="4.41667in" svg:y="6.95139in" svg:width="4.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9.41667in" svg:y="6.95139in" svg:width="3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Ihuoma Njeremibe</meta:initial-creator>
    <dc:creator>Ihuoma Njeremibe</dc:creator>
    <meta:creation-date>2024-07-10T18:17:58Z</meta:creation-date>
    <dc:date>2024-07-10T18:22:03Z</dc:date>
    <meta:template xlink:href="Office%20Theme" xlink:type="simple"/>
    <meta:editing-cycles>1</meta:editing-cycles>
    <meta:editing-duration>PT245S</meta:editing-duration>
    <meta:document-statistic meta:paragraph-count="13" meta:word-count="109"/>
  </office:meta>
</office:document-meta>
</file>